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1.664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99">
      <style:table-cell-properties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10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EZStack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um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pand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o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gc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itertoo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job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plotlib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warning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re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py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kit-lea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eabor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ellow-brick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Ydata profil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Fast EDA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gging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small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tacking y/n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7"/>
          <table:named-range table:name="_xlnm._FilterDatabase_0" table:base-cell-address="$meta_package.$A$1" table:cell-range-address="$meta_package.$A$1:.$F$36"/>
        </table:named-expressions>
      </table:table>
      <table:table table:name="package_source" table:style-name="ta2"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4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3"/>
          <table:named-range table:name="_xlnm._FilterDatabase_0" table:base-cell-address="$meta_package.$A$1" table:cell-range-address="$package_source.$A$1:.$G$53"/>
        </table:named-expressions>
      </table:table>
      <table:table table:name="package" table:style-name="ta3"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19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19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<text:span text:style-name="T3">(estimator=MLP</text:span><text:span text:style-name="T2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19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19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19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19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0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19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19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0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0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0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18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19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3"/>
          <table:named-range table:name="_xlnm._FilterDatabase_0" table:base-cell-address="$meta_package.$A$1" table:cell-range-address="$package.$A$1:.$G$133"/>
          <table:named-range table:name="_xlnm._FilterDatabase_0_0" table:base-cell-address="$meta_package.$A$1" table:cell-range-address="$package.$A$1:.$G$131"/>
          <table:named-range table:name="_xlnm._FilterDatabase_0_0_0" table:base-cell-address="$meta_package.$A$1" table:cell-range-address="$package.$A$1:.$F$131"/>
          <table:named-range table:name="_xlnm._FilterDatabase_0_0_0_0" table:base-cell-address="$meta_package.$A$1" table:cell-range-address="$package.$A$1:.$F$127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41"/>
        <table:table-column table:style-name="co24" table:default-cell-style-name="ce14"/>
        <table:table-column table:style-name="co25" table:number-columns-repeated="3" table:default-cell-style-name="ce14"/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24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ts</text:p>
          </table:table-cell>
          <table:table-cell table:style-name="ce4" office:value-type="string" calcext:value-type="string">
            <text:p>document_no_decorrelator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no_optimiz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21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ime_dep = "</text:span> + str(time_dep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date_idx = "</text:span> + str(date_idx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lag_number = "</text:span> + str(lag_number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21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PD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)"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table:style-name="ce21" office:value-type="string" calcext:value-type="string">
            <text:p>Imputation</text:p>
          </table:table-cell>
          <table:table-cell table:style-name="ce21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21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21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21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21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21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21" office:value-type="string" calcext:value-type="string">
            <text:p><text:span text:style-name="T1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table:style-name="ce21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table:style-name="ce12" office:value-type="string" calcext:value-type="string">
            <text:p>YDP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table:style-name="ce12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5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table:style-name="ce12" office:value-type="string" calcext:value-type="string">
            <text:p>YDP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table:style-name="ce12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table:style-name="ce21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21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21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21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21" office:value-type="string" calcext:value-type="string">
            <text:p><text:span text:style-name="T1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21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21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21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21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21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21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21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21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21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21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21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21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Class prediction error</text:p>
          </table:table-cell>
          <table:table-cell table:style-name="ce21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21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Confusion matrix</text:p>
          </table:table-cell>
          <table:table-cell table:style-name="ce21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21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21" office:value-type="string" calcext:value-type="string">
            <text:p><text:span text:style-name="T1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21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2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21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2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21" office:value-type="string" calcext:value-type="string">
            <text:p><text:span text:style-name="T1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21" office:value-type="string" calcext:value-type="string">
            <text:p><text:span text:style-name="T1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21" office:value-type="string" calcext:value-type="string">
            <text:p><text:span text:style-name="T1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21" office:value-type="string" calcext:value-type="string">
            <text:p><text:span text:style-name="T1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21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21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Time series evaluation</text:p>
          </table:table-cell>
          <table:table-cell table:style-name="ce21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21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<text:span text:style-name="T1">Filtered</text:span> Class prediction error</text:p>
          </table:table-cell>
          <table:table-cell table:style-name="ce21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<text:span text:style-name="T1">Filtered</text:span> Confusion matrix</text:p>
          </table:table-cell>
          <table:table-cell table:style-name="ce21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2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21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21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21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df = df_copy.drop(dropped_cols</text:span>, axis=1, errors='ignore')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reduce_schema('column_name', dropped_cols)</text:span>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 "</text:p>
          </table:table-cell>
          <table:table-cell table:number-columns-repeated="1008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</text:p>
          </table:table-cell>
          <table:table-cell table:style-name="ce21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21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table:style-name="ce21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21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21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21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21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21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21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07]+1" office:value-type="float" office:value="207" calcext:value-type="float">
            <text:p>20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208]+1" office:value-type="float" office:value="208" calcext:value-type="float">
            <text:p>20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09]+1" office:value-type="float" office:value="209" calcext:value-type="float">
            <text:p>20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21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11]+1" office:value-type="float" office:value="211" calcext:value-type="float">
            <text:p>21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21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212]+1" office:value-type="float" office:value="212" calcext:value-type="float">
            <text:p>21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21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213]+1" office:value-type="float" office:value="213" calcext:value-type="float">
            <text:p>21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214]+1" office:value-type="float" office:value="214" calcext:value-type="float">
            <text:p>2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21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215]+1" office:value-type="float" office:value="215" calcext:value-type="float">
            <text:p>2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216]+1" office:value-type="float" office:value="216" calcext:value-type="float">
            <text:p>2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17]+1" office:value-type="float" office:value="217" calcext:value-type="float">
            <text:p>2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Final Class prediction error</text:p>
          </table:table-cell>
          <table:table-cell table:style-name="ce21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18]+1" office:value-type="float" office:value="218" calcext:value-type="float">
            <text:p>2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20]+1" office:value-type="float" office:value="220" calcext:value-type="float">
            <text:p>2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21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1]+1" office:value-type="float" office:value="221" calcext:value-type="float">
            <text:p>2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table:style-name="ce21" office:value-type="string" calcext:value-type="string">
            <text:p>Final Confusion matrix</text:p>
          </table:table-cell>
          <table:table-cell table:style-name="ce21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2]+1" office:value-type="float" office:value="222" calcext:value-type="float">
            <text:p>2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21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3]+1" office:value-type="float" office:value="223" calcext:value-type="float">
            <text:p>2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21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4]+1" office:value-type="float" office:value="224" calcext:value-type="float">
            <text:p>2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21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225]+1" office:value-type="float" office:value="225" calcext:value-type="float">
            <text:p>22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21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26]+1" office:value-type="float" office:value="226" calcext:value-type="float">
            <text:p>226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21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21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31]+1" office:value-type="float" office:value="231" calcext:value-type="float">
            <text:p>231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32]+1" office:value-type="float" office:value="232" calcext:value-type="float">
            <text:p>23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, X, y, FastAPI_port</text:span>)"</text:p>
          </table:table-cell>
          <table:table-cell table:number-columns-repeated="1008"/>
        </table:table-row>
        <table:table-row table:style-name="ro1">
          <table:table-cell table:style-name="ce2" table:formula="of:=[.A233]+1" office:value-type="float" office:value="233" calcext:value-type="float">
            <text:p>23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34]+1" office:value-type="float" office:value="234" calcext:value-type="float">
            <text:p>23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style-name="ce21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</text:span>)"</text:p>
          </table:table-cell>
          <table:table-cell table:number-columns-repeated="1008"/>
        </table:table-row>
        <table:table-row table:style-name="ro1" table:number-rows-repeated="1048340">
          <table:table-cell table:number-columns-repeated="1025"/>
        </table:table-row>
        <table:table-row table:style-name="ro1">
          <table:table-cell table:number-columns-repeated="1025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8" table:display-filter-buttons="true" table:orientation="column"/>
        <table:database-range table:name="__Anonymous_Sheet_DB__1" table:target-range-address="package_source.A1:package_source.G54" table:display-filter-buttons="true" table:orientation="column"/>
        <table:database-range table:name="__Anonymous_Sheet_DB__2" table:target-range-address="package.A1:package.G13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Q2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 style:data-style-name="N2" text:time-value="11:45:55.290996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2-23T13:11:05.356537943</dc:date>
    <meta:editing-cycles>736</meta:editing-cycles>
    <meta:editing-duration>P11DT18H43M53S</meta:editing-duration>
    <meta:generator>LibreOffice/7.5.9.2$Linux_X86_64 LibreOffice_project/50$Build-2</meta:generator>
    <meta:document-statistic meta:table-count="4" meta:cell-count="5421" meta:object-count="0"/>
  </office:meta>
</office:document-meta>
</file>